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vel</text:p>
          </table:table-cell>
          <table:table-cell table:formula="of:=299792458" office:value-type="float" office:value="299792458" calcext:value-type="float">
            <text:p>2997924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style-name="ce1" table:formula="of:=1602000000" office:value-type="float" office:value="1602000000" calcext:value-type="float">
            <text:p>1.60E+09</text:p>
          </table:table-cell>
          <table:table-cell table:formula="of:=[.D4]/[.D5]" office:value-type="float" office:value="0.187136365792759" calcext:value-type="float">
            <text:p>0.187136365792759</text:p>
          </table:table-cell>
          <table:table-cell table:formula="of:=[.E5]/4" office:value-type="float" office:value="0.0467840914481898" calcext:value-type="float">
            <text:p>0.04678409144819</text:p>
          </table:table-cell>
          <table:table-cell office:value-type="string" calcext:value-type="string">
            <text:p>triangle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8]*[.J5]" office:value-type="float" office:value="0.0467840914481898" calcext:value-type="float">
            <text:p>0.04678409144819</text:p>
          </table:table-cell>
          <table:table-cell table:formula="of:=ROUND([.K5]*1000)+3" office:value-type="float" office:value="50" calcext:value-type="float">
            <text:p>50</text:p>
          </table:table-cell>
          <table:table-cell table:formula="of:=[.L5]+ROUND([.$D$8]*500)"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$D$8]*[.J6]" office:value-type="float" office:value="0.0935681828963795" calcext:value-type="float">
            <text:p>0.09356818289638</text:p>
          </table:table-cell>
          <table:table-cell table:formula="of:=ROUND([.K6]*1000)+3" office:value-type="float" office:value="97" calcext:value-type="float">
            <text:p>97</text:p>
          </table:table-cell>
          <table:table-cell table:formula="of:=[.L6]+ROUND([.$D$8]*500)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nd_diam</text:p>
          </table:table-cell>
          <table:table-cell table:formula="of:=[.E5]/PI()" office:value-type="float" office:value="0.0595673552963414" calcext:value-type="float">
            <text:p>0.05956735529634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$D$8]*[.J7]" office:value-type="float" office:value="0.140352274344569" calcext:value-type="float">
            <text:p>0.140352274344569</text:p>
          </table:table-cell>
          <table:table-cell table:formula="of:=ROUND([.K7]*1000)+3" office:value-type="float" office:value="143" calcext:value-type="float">
            <text:p>143</text:p>
          </table:table-cell>
          <table:table-cell table:formula="of:=[.L7]+ROUND([.$D$8]*500)"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E5]/[.E8]" office:value-type="float" office:value="0.0467840914481898" calcext:value-type="float">
            <text:p>0.0467840914481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D$8]*[.J8]" office:value-type="float" office:value="0.187136365792759" calcext:value-type="float">
            <text:p>0.187136365792759</text:p>
          </table:table-cell>
          <table:table-cell table:formula="of:=ROUND([.K8]*1000)+3" office:value-type="float" office:value="190" calcext:value-type="float">
            <text:p>190</text:p>
          </table:table-cell>
          <table:table-cell table:formula="of:=[.L8]+ROUND([.$D$8]*500)" office:value-type="float" office:value="213" calcext:value-type="float">
            <text:p>2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lix_length</text:p>
          </table:table-cell>
          <table:table-cell table:formula="of:=[.D8]*[.D6]" office:value-type="float" office:value="0.374272731585518" calcext:value-type="float">
            <text:p>0.37427273158551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[.$D$8]*[.J9]" office:value-type="float" office:value="0.233920457240949" calcext:value-type="float">
            <text:p>0.233920457240949</text:p>
          </table:table-cell>
          <table:table-cell table:formula="of:=ROUND([.K9]*1000)+3" office:value-type="float" office:value="237" calcext:value-type="float">
            <text:p>237</text:p>
          </table:table-cell>
          <table:table-cell table:formula="of:=[.L9]+ROUND([.$D$8]*500)" office:value-type="float" office:value="260" calcext:value-type="float">
            <text:p>260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table:formula="of:=[.$D$8]*[.J10]" office:value-type="float" office:value="0.280704548689139" calcext:value-type="float">
            <text:p>0.280704548689139</text:p>
          </table:table-cell>
          <table:table-cell table:formula="of:=ROUND([.K10]*1000)+3" office:value-type="float" office:value="284" calcext:value-type="float">
            <text:p>284</text:p>
          </table:table-cell>
          <table:table-cell table:formula="of:=[.L10]+ROUND([.$D$8]*500)" office:value-type="float" office:value="307" calcext:value-type="float">
            <text:p>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re_length</text:p>
          </table:table-cell>
          <table:table-cell table:formula="of:=[.D6]*SQRT([.D7]^2 + [.E5]^2)" office:value-type="float" office:value="1.57110486919995" calcext:value-type="float">
            <text:p>1.5711048691999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[.$D$8]*[.J11]" office:value-type="float" office:value="0.327488640137328" calcext:value-type="float">
            <text:p>0.327488640137328</text:p>
          </table:table-cell>
          <table:table-cell table:formula="of:=ROUND([.K11]*1000)+3" office:value-type="float" office:value="330" calcext:value-type="float">
            <text:p>330</text:p>
          </table:table-cell>
          <table:table-cell table:formula="of:=[.L11]+ROUND([.$D$8]*500)" office:value-type="float" office:value="353" calcext:value-type="float">
            <text:p>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nd_wire</text:p>
          </table:table-cell>
          <table:table-cell table:formula="of:=[.D11]/[.D6]" office:value-type="float" office:value="0.196388108649994" calcext:value-type="float">
            <text:p>0.196388108649994</text:p>
          </table:table-cell>
          <table:table-cell table:formula="of:=[.D12]/4" office:value-type="float" office:value="0.0490970271624985" calcext:value-type="float">
            <text:p>0.049097027162499</text:p>
          </table:table-cell>
          <table:table-cell office:value-type="string" calcext:value-type="string">
            <text:p>triangle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$D$8]*[.J12]" office:value-type="float" office:value="0.374272731585518" calcext:value-type="float">
            <text:p>0.374272731585518</text:p>
          </table:table-cell>
          <table:table-cell table:formula="of:=ROUND([.K12]*1000)+3" office:value-type="float" office:value="377" calcext:value-type="float">
            <text:p>377</text:p>
          </table:table-cell>
          <table:table-cell table:formula="of:=[.L12]+ROUND([.$D$8]*500)" office:value-type="float" office:value="400" calcext:value-type="float">
            <text:p>400</text:p>
          </table:table-cell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formula="of:=[.$D$8]*[.J13]" office:value-type="float" office:value="0.421056823033708" calcext:value-type="float">
            <text:p>0.421056823033708</text:p>
          </table:table-cell>
          <table:table-cell table:formula="of:=ROUND([.K13]*1000)+3" office:value-type="float" office:value="424" calcext:value-type="float">
            <text:p>424</text:p>
          </table:table-cell>
          <table:table-cell table:formula="of:=[.L13]+ROUND([.$D$8]*500)" office:value-type="float" office:value="447" calcext:value-type="float">
            <text:p>447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table:formula="of:=[.$D$8]*[.J14]" office:value-type="float" office:value="0.467840914481898" calcext:value-type="float">
            <text:p>0.467840914481898</text:p>
          </table:table-cell>
          <table:table-cell table:formula="of:=ROUND([.K14]*1000)+3" office:value-type="float" office:value="471" calcext:value-type="float">
            <text:p>471</text:p>
          </table:table-cell>
          <table:table-cell table:formula="of:=[.L14]+ROUND([.$D$8]*500)" office:value-type="float" office:value="494" calcext:value-type="float">
            <text:p>494</text:p>
          </table:table-cell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table:formula="of:=[.$D$8]*[.J15]" office:value-type="float" office:value="0.514625005930087" calcext:value-type="float">
            <text:p>0.514625005930087</text:p>
          </table:table-cell>
          <table:table-cell table:formula="of:=ROUND([.K15]*1000)+3" office:value-type="float" office:value="518" calcext:value-type="float">
            <text:p>518</text:p>
          </table:table-cell>
          <table:table-cell table:formula="of:=[.L15]+ROUND([.$D$8]*500)" office:value-type="float" office:value="541" calcext:value-type="float">
            <text:p>541</text:p>
          </table:table-cell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[.$D$8]*[.J16]" office:value-type="float" office:value="0.561409097378277" calcext:value-type="float">
            <text:p>0.561409097378277</text:p>
          </table:table-cell>
          <table:table-cell table:formula="of:=ROUND([.K16]*1000)+3" office:value-type="float" office:value="564" calcext:value-type="float">
            <text:p>564</text:p>
          </table:table-cell>
          <table:table-cell table:formula="of:=[.L16]+ROUND([.$D$8]*500)" office:value-type="float" office:value="587" calcext:value-type="float">
            <text:p>587</text:p>
          </table:table-cell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table:formula="of:=[.$D$8]*[.J17]" office:value-type="float" office:value="0.608193188826467" calcext:value-type="float">
            <text:p>0.608193188826467</text:p>
          </table:table-cell>
          <table:table-cell table:formula="of:=ROUND([.K17]*1000)+3" office:value-type="float" office:value="611" calcext:value-type="float">
            <text:p>611</text:p>
          </table:table-cell>
          <table:table-cell table:formula="of:=[.L17]+ROUND([.$D$8]*500)" office:value-type="float" office:value="634" calcext:value-type="float">
            <text:p>634</text:p>
          </table:table-cell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  <table:table-cell table:formula="of:=[.$D$8]*[.J18]" office:value-type="float" office:value="0.654977280274657" calcext:value-type="float">
            <text:p>0.654977280274657</text:p>
          </table:table-cell>
          <table:table-cell table:formula="of:=ROUND([.K18]*1000)+3" office:value-type="float" office:value="658" calcext:value-type="float">
            <text:p>658</text:p>
          </table:table-cell>
          <table:table-cell table:formula="of:=[.L18]+ROUND([.$D$8]*500)" office:value-type="float" office:value="681" calcext:value-type="float">
            <text:p>681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table:formula="of:=[.$D$8]*[.J19]" office:value-type="float" office:value="0.701761371722846" calcext:value-type="float">
            <text:p>0.701761371722846</text:p>
          </table:table-cell>
          <table:table-cell table:formula="of:=ROUND([.K19]*1000)+3" office:value-type="float" office:value="705" calcext:value-type="float">
            <text:p>705</text:p>
          </table:table-cell>
          <table:table-cell table:formula="of:=[.L19]+ROUND([.$D$8]*500)" office:value-type="float" office:value="728" calcext:value-type="float">
            <text:p>728</text:p>
          </table:table-cell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table:formula="of:=[.$D$8]*[.J20]" office:value-type="float" office:value="0.748545463171036" calcext:value-type="float">
            <text:p>0.748545463171036</text:p>
          </table:table-cell>
          <table:table-cell table:formula="of:=ROUND([.K20]*1000)+3" office:value-type="float" office:value="752" calcext:value-type="float">
            <text:p>752</text:p>
          </table:table-cell>
          <table:table-cell table:formula="of:=[.L20]+ROUND([.$D$8]*500)" office:value-type="float" office:value="775" calcext:value-type="float">
            <text:p>775</text:p>
          </table:table-cell>
        </table:table-row>
        <table:table-row table:style-name="ro1">
          <table:table-cell table:number-columns-repeated="9"/>
          <table:table-cell office:value-type="float" office:value="17" calcext:value-type="float">
            <text:p>17</text:p>
          </table:table-cell>
          <table:table-cell table:formula="of:=[.$D$8]*[.J21]" office:value-type="float" office:value="0.795329554619226" calcext:value-type="float">
            <text:p>0.795329554619226</text:p>
          </table:table-cell>
          <table:table-cell table:formula="of:=ROUND([.K21]*1000)+3" office:value-type="float" office:value="798" calcext:value-type="float">
            <text:p>798</text:p>
          </table:table-cell>
          <table:table-cell table:formula="of:=[.L21]+ROUND([.$D$8]*500)" office:value-type="float" office:value="821" calcext:value-type="float">
            <text:p>821</text:p>
          </table:table-cell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  <table:table-cell table:formula="of:=[.$D$8]*[.J22]" office:value-type="float" office:value="0.842113646067416" calcext:value-type="float">
            <text:p>0.842113646067416</text:p>
          </table:table-cell>
          <table:table-cell table:formula="of:=ROUND([.K22]*1000)+3" office:value-type="float" office:value="845" calcext:value-type="float">
            <text:p>845</text:p>
          </table:table-cell>
          <table:table-cell table:formula="of:=[.L22]+ROUND([.$D$8]*500)" office:value-type="float" office:value="868" calcext:value-type="float">
            <text:p>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2:05:44.689590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8:22:59.681144116</meta:creation-date>
    <dc:date>2020-06-07T00:09:55.834328257</dc:date>
    <meta:editing-duration>PT1H47M22S</meta:editing-duration>
    <meta:editing-cycles>3</meta:editing-cycles>
    <meta:generator>LibreOffice/6.4.3.2$Linux_X86_64 LibreOffice_project/40$Build-2</meta:generator>
    <meta:document-statistic meta:table-count="1" meta:cell-count="94" meta:object-count="0"/>
  </office:meta>
</office:document-meta>
</file>